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paragraph-properties fo:text-align="start" style:justify-single-word="false"/>
      <style:text-properties officeooo:paragraph-rsid="00768b23"/>
    </style:style>
    <style:style style:name="P2" style:family="paragraph" style:parent-style-name="Text_20_body">
      <style:paragraph-properties fo:text-align="center" style:justify-single-word="false"/>
      <style:text-properties style:font-name="Calibri2" fo:font-size="11pt" officeooo:paragraph-rsid="00544edf" style:font-size-asian="11pt" style:font-size-complex="11pt"/>
    </style:style>
    <style:style style:name="P3" style:family="paragraph" style:parent-style-name="Text_20_body">
      <style:paragraph-properties fo:text-align="start" style:justify-single-word="false"/>
      <style:text-properties style:font-name="Calibri2" fo:font-size="11pt" officeooo:rsid="00549000" officeooo:paragraph-rsid="007891c2" style:font-size-asian="11pt" style:font-size-complex="11pt"/>
    </style:style>
    <style:style style:name="P4" style:family="paragraph" style:parent-style-name="Text_20_body">
      <style:paragraph-properties fo:text-align="start" style:justify-single-word="false"/>
      <style:text-properties style:font-name="Calibri2" fo:font-size="11pt" officeooo:rsid="00682e57" officeooo:paragraph-rsid="007891c2" style:font-size-asian="11pt" style:font-size-complex="11pt"/>
    </style:style>
    <style:style style:name="P5" style:family="paragraph" style:parent-style-name="Text_20_body">
      <style:paragraph-properties fo:text-align="start" style:justify-single-word="false"/>
      <style:text-properties style:font-name="Calibri2" fo:font-size="11pt" officeooo:rsid="001326b0" officeooo:paragraph-rsid="00682e57" style:font-size-asian="11pt" style:font-size-complex="11pt"/>
    </style:style>
    <style:style style:name="P6" style:family="paragraph" style:parent-style-name="Text_20_body">
      <style:paragraph-properties fo:text-align="start" style:justify-single-word="false"/>
      <style:text-properties style:font-name="Calibri2" fo:font-size="11pt" officeooo:rsid="006fbd51" officeooo:paragraph-rsid="00a29707" style:font-size-asian="11pt" style:font-size-complex="11pt"/>
    </style:style>
    <style:style style:name="P7" style:family="paragraph" style:parent-style-name="Text_20_body">
      <style:paragraph-properties fo:text-align="start" style:justify-single-word="false"/>
      <style:text-properties style:font-name="Calibri2" fo:font-size="11pt" officeooo:rsid="0071a633" officeooo:paragraph-rsid="00a29707" style:font-size-asian="11pt" style:font-size-complex="11pt"/>
    </style:style>
    <style:style style:name="P8" style:family="paragraph" style:parent-style-name="Text_20_body">
      <style:paragraph-properties fo:text-align="start" style:justify-single-word="false"/>
      <style:text-properties style:font-name="Calibri2" fo:font-size="11pt" officeooo:rsid="0012e081" officeooo:paragraph-rsid="00682e57" style:font-size-asian="11pt" style:font-size-complex="11pt"/>
    </style:style>
    <style:style style:name="P9" style:family="paragraph" style:parent-style-name="Text_20_body">
      <style:paragraph-properties fo:text-align="start" style:justify-single-word="false"/>
      <style:text-properties style:font-name="Calibri2" fo:font-size="11pt" officeooo:rsid="0012e081" officeooo:paragraph-rsid="00544edf" style:font-size-asian="11pt" style:font-size-complex="11pt"/>
    </style:style>
    <style:style style:name="P10" style:family="paragraph" style:parent-style-name="Text_20_body">
      <style:paragraph-properties fo:text-align="start" style:justify-single-word="false"/>
      <style:text-properties style:font-name="Calibri2" fo:font-size="11pt" officeooo:rsid="0012e081" officeooo:paragraph-rsid="00768b23" style:font-size-asian="11pt" style:font-size-complex="11pt"/>
    </style:style>
    <style:style style:name="P11" style:family="paragraph" style:parent-style-name="Text_20_body">
      <style:paragraph-properties fo:text-align="start" style:justify-single-word="false"/>
      <style:text-properties style:font-name="Calibri2" fo:font-size="11pt" officeooo:rsid="0074f94f" officeooo:paragraph-rsid="0074f94f" style:font-size-asian="11pt" style:font-size-complex="11pt"/>
    </style:style>
    <style:style style:name="P12" style:family="paragraph" style:parent-style-name="Text_20_body">
      <style:paragraph-properties fo:text-align="start" style:justify-single-word="false"/>
      <style:text-properties style:font-name="Calibri2" fo:font-size="11pt" officeooo:rsid="0074f94f" officeooo:paragraph-rsid="00777a17" style:font-size-asian="11pt" style:font-size-complex="11pt"/>
    </style:style>
    <style:style style:name="P13" style:family="paragraph" style:parent-style-name="Text_20_body">
      <style:paragraph-properties fo:text-align="start" style:justify-single-word="false"/>
      <style:text-properties style:font-name="Calibri2" fo:font-size="11pt" officeooo:rsid="007891c2" officeooo:paragraph-rsid="007891c2" style:font-size-asian="11pt" style:font-size-complex="11pt"/>
    </style:style>
    <style:style style:name="P14" style:family="paragraph" style:parent-style-name="Text_20_body">
      <style:paragraph-properties fo:text-align="start" style:justify-single-word="false"/>
      <style:text-properties style:font-name="Calibri2" fo:font-size="11pt" officeooo:rsid="00143055" officeooo:paragraph-rsid="00a29707" style:font-size-asian="11pt" style:font-size-complex="11pt"/>
    </style:style>
    <style:style style:name="P15" style:family="paragraph" style:parent-style-name="Text_20_body">
      <style:paragraph-properties fo:text-align="start" style:justify-single-word="false"/>
      <style:text-properties style:font-name="Calibri2" fo:font-size="11pt" officeooo:rsid="007c6763" officeooo:paragraph-rsid="007c6763" style:font-size-asian="11pt" style:font-size-complex="11pt"/>
    </style:style>
    <style:style style:name="P16" style:family="paragraph" style:parent-style-name="Text_20_body">
      <style:text-properties officeooo:paragraph-rsid="00a29707"/>
    </style:style>
    <style:style style:name="P17" style:family="paragraph" style:parent-style-name="Standard">
      <style:paragraph-properties fo:text-align="start" style:justify-single-word="false"/>
      <style:text-properties style:font-name="Calibri2" fo:font-size="11pt" officeooo:rsid="00143055" officeooo:paragraph-rsid="00a29707" style:font-size-asian="11pt" style:font-size-complex="11pt"/>
    </style:style>
    <style:style style:name="P18" style:family="paragraph" style:parent-style-name="Untitled1">
      <style:text-properties style:font-name="Calibri2" fo:font-size="11pt" officeooo:rsid="00682e57" officeooo:paragraph-rsid="00a29707" style:font-size-asian="11pt" style:font-size-complex="11pt"/>
    </style:style>
    <style:style style:name="P19" style:family="paragraph" style:parent-style-name="Horizontal_20_Line">
      <style:text-properties officeooo:paragraph-rsid="007891c2"/>
    </style:style>
    <style:style style:name="P20" style:family="paragraph" style:parent-style-name="List_20_Contents" style:list-style-name="L1">
      <style:text-properties style:font-name="Calibri2" fo:font-size="11pt" officeooo:rsid="00768b23" style:font-size-asian="11pt" style:font-size-complex="11pt"/>
    </style:style>
    <style:style style:name="P21" style:family="paragraph" style:parent-style-name="List_20_Contents" style:list-style-name="L2">
      <style:text-properties style:font-name="Calibri2" fo:font-size="11pt" officeooo:rsid="00768b23" officeooo:paragraph-rsid="00768b23" style:font-size-asian="11pt" style:font-size-complex="11pt"/>
    </style:style>
    <style:style style:name="P22" style:family="paragraph" style:parent-style-name="Heading_20_1">
      <style:paragraph-properties fo:text-align="center" style:justify-single-word="false"/>
      <style:text-properties style:font-name="Calibri2" fo:font-size="11pt" officeooo:rsid="0074f94f" officeooo:paragraph-rsid="0074f94f" style:font-size-asian="11pt" style:font-size-complex="11pt"/>
    </style:style>
    <style:style style:name="P23" style:family="paragraph" style:parent-style-name="Heading_20_1">
      <style:paragraph-properties fo:text-align="center" style:justify-single-word="false"/>
      <style:text-properties style:font-name="Calibri2" fo:font-size="11pt" officeooo:paragraph-rsid="0074f94f" style:font-size-asian="11pt" style:font-size-complex="11pt"/>
    </style:style>
    <style:style style:name="P24" style:family="paragraph" style:parent-style-name="Heading_20_1">
      <style:paragraph-properties fo:text-align="center" style:justify-single-word="false"/>
      <style:text-properties style:font-name="Calibri2" fo:font-size="11pt" officeooo:rsid="00777a17" officeooo:paragraph-rsid="00ac1ea4" style:font-size-asian="11pt" style:font-size-complex="11pt"/>
    </style:style>
    <style:style style:name="P25" style:family="paragraph" style:parent-style-name="Text_20_body">
      <style:paragraph-properties fo:text-align="start" style:justify-single-word="false"/>
      <style:text-properties style:font-name="Calibri2" fo:font-size="11pt" officeooo:rsid="0075f1a6" officeooo:paragraph-rsid="0075f1a6" style:font-size-asian="11pt" style:font-size-complex="11pt"/>
    </style:style>
    <style:style style:name="P26" style:family="paragraph" style:parent-style-name="Text_20_body">
      <style:paragraph-properties fo:text-align="start" style:justify-single-word="false"/>
      <style:text-properties style:font-name="Calibri2" fo:font-size="11pt" officeooo:rsid="0075f1a6" officeooo:paragraph-rsid="00777a17" style:font-size-asian="11pt" style:font-size-complex="11pt"/>
    </style:style>
    <style:style style:name="P27" style:family="paragraph" style:parent-style-name="Text_20_body">
      <style:paragraph-properties fo:text-align="start" style:justify-single-word="false"/>
      <style:text-properties style:font-name="Calibri2" fo:font-size="11pt" officeooo:rsid="001ac359" officeooo:paragraph-rsid="00544edf" style:font-size-asian="11pt" style:font-size-complex="11pt"/>
    </style:style>
    <style:style style:name="P28" style:family="paragraph" style:parent-style-name="Text_20_body">
      <style:paragraph-properties fo:text-align="start" style:justify-single-word="false"/>
      <style:text-properties style:font-name="Calibri2" fo:font-size="11pt" officeooo:rsid="001ac359" officeooo:paragraph-rsid="00768b23" style:font-size-asian="11pt" style:font-size-complex="11pt"/>
    </style:style>
    <style:style style:name="P29" style:family="paragraph" style:parent-style-name="Text_20_body">
      <style:paragraph-properties fo:text-align="start" style:justify-single-word="false"/>
      <style:text-properties style:font-name="Calibri2" fo:font-size="11pt" officeooo:rsid="00768b23" officeooo:paragraph-rsid="00768b23" style:font-size-asian="11pt" style:font-size-complex="11pt"/>
    </style:style>
    <style:style style:name="P30" style:family="paragraph" style:parent-style-name="Text_20_body">
      <style:paragraph-properties fo:text-align="start" style:justify-single-word="false"/>
      <style:text-properties style:font-name="Calibri2" fo:font-size="11pt" officeooo:rsid="00549000" officeooo:paragraph-rsid="00768b23" style:font-size-asian="11pt" style:font-size-complex="11pt"/>
    </style:style>
    <style:style style:name="P31" style:family="paragraph" style:parent-style-name="Text_20_body">
      <style:paragraph-properties fo:text-align="start" style:justify-single-word="false"/>
      <style:text-properties style:font-name="Calibri2" fo:font-size="11pt" officeooo:rsid="00a29707" officeooo:paragraph-rsid="00a29707" style:font-size-asian="11pt" style:font-size-complex="11pt"/>
    </style:style>
    <style:style style:name="P32" style:family="paragraph" style:parent-style-name="Text_20_body">
      <style:paragraph-properties fo:text-align="start" style:justify-single-word="false"/>
      <style:text-properties style:font-name="Calibri2" fo:font-size="11pt" officeooo:rsid="00b8e804" officeooo:paragraph-rsid="00b8e804" style:font-size-asian="11pt" style:font-size-complex="11pt"/>
    </style:style>
    <style:style style:name="P33" style:family="paragraph" style:parent-style-name="Text_20_body">
      <style:text-properties style:font-name="Calibri2" fo:font-size="11pt" fo:font-weight="normal" officeooo:rsid="00a32bdd" officeooo:paragraph-rsid="00a29707" style:font-size-asian="11pt" style:font-weight-asian="normal" style:font-size-complex="11pt" style:font-weight-complex="normal"/>
    </style:style>
    <style:style style:name="T1" style:family="text">
      <style:text-properties officeooo:rsid="0012e081"/>
    </style:style>
    <style:style style:name="T2" style:family="text">
      <style:text-properties officeooo:rsid="00143055"/>
    </style:style>
    <style:style style:name="T3" style:family="text">
      <style:text-properties officeooo:rsid="001ac35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9c15b" style:font-weight-asian="bold" style:font-weight-complex="bold"/>
    </style:style>
    <style:style style:name="T6" style:family="text">
      <style:text-properties style:font-name="Calibri2" fo:font-size="11pt" officeooo:rsid="00549000" style:font-size-asian="11pt" style:font-size-complex="11pt"/>
    </style:style>
    <style:style style:name="T7" style:family="text">
      <style:text-properties style:font-name="Calibri2" fo:font-size="11pt" officeooo:rsid="0031a73b" style:font-size-asian="11pt" style:font-size-complex="11pt"/>
    </style:style>
    <style:style style:name="T8" style:family="text">
      <style:text-properties style:font-name="Calibri2" fo:font-size="11pt" officeooo:rsid="0075f1a6" style:font-size-asian="11pt" style:font-size-complex="11pt"/>
    </style:style>
    <style:style style:name="T9" style:family="text">
      <style:text-properties style:font-name="Calibri2" fo:font-size="11pt" officeooo:rsid="00768b23" style:font-size-asian="11pt" style:font-size-complex="11pt"/>
    </style:style>
    <style:style style:name="T10" style:family="text">
      <style:text-properties style:font-name="Calibri2" fo:font-size="11pt" officeooo:rsid="00a32bdd" style:font-size-asian="11pt" style:font-size-complex="11pt"/>
    </style:style>
    <style:style style:name="T11" style:family="text">
      <style:text-properties style:font-name="Calibri2" fo:font-size="11pt" officeooo:rsid="00b55f9d" style:font-size-asian="11pt" style:font-size-complex="11pt"/>
    </style:style>
    <style:style style:name="T12" style:family="text">
      <style:text-properties officeooo:rsid="0031a73b"/>
    </style:style>
    <style:style style:name="T13" style:family="text">
      <style:text-properties officeooo:rsid="00682e57"/>
    </style:style>
    <style:style style:name="T14" style:family="text">
      <style:text-properties officeooo:rsid="0075f1a6"/>
    </style:style>
    <style:style style:name="T15" style:family="text">
      <style:text-properties officeooo:rsid="00768b23"/>
    </style:style>
    <style:style style:name="T16" style:family="text">
      <style:text-properties officeooo:rsid="00777a17"/>
    </style:style>
    <style:style style:name="T17" style:family="text">
      <style:text-properties officeooo:rsid="00ac1ea4"/>
    </style:style>
    <style:style style:name="T18" style:family="text">
      <style:text-properties officeooo:rsid="00add3e5"/>
    </style:style>
    <style:style style:name="T19" style:family="text">
      <style:text-properties officeooo:rsid="00b071ce"/>
    </style:style>
    <style:style style:name="T20" style:family="text">
      <style:text-properties officeooo:rsid="00b2497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Board Resolution</text:h>
      <text:h text:style-name="P23" text:outline-level="1"><text:span text:style-name="T3"><text:text-input text:description="">{{ company.companyName }}</text:text-input></text:span><text:span text:style-name="T3"> </text:span><text:span text:style-name="T3"><text:text-input text:description="">{{ company.companyNumber }}</text:text-input></text:span> <text:span text:style-name="T1">(“Company”)</text:span></text:h>
      <text:h text:style-name="P24" text:outline-level="1"><text:span text:style-name="T14"><text:text-input text:description="">{% if resolutionOptions.resolutionType == 'Resolution at Board Meeting' %}</text:text-input></text:span><text:span text:style-name="T14"><text:text-input text:description="">{{ resolutionOptions.dateOfMinute }}</text:text-input></text:span><text:span text:style-name="T14"><text:text-input text:description="">{% else  %}</text:text-input></text:span><text:text-input text:description="">{{ resolutionOptions.dateOfResolution }}</text:text-input><text:span text:style-name="T17"><text:text-input text:description="">{% endif %}</text:text-input></text:span></text:h>
      <text:p text:style-name="P2"/>
      <text:p text:style-name="P25"><text:text-input text:description="">{% if resolutionOptions.resolutionType == 'Resolution at Board Meeting' %}</text:text-input></text:p>
      <text:p text:style-name="P12">This minute records that on <text:span text:style-name="T16"><text:text-input text:description="">{{ resolution.dateOfBoardMeeting }}</text:text-input></text:span><text:span text:style-name="T16"> </text:span>the directors of the Company held a board meeting, during which the following resolution(s) was/were passed:</text:p>
      <text:p text:style-name="P5"><text:text-input text:description="">{% else %}</text:text-input></text:p>
      <text:p text:style-name="P11">The board of the Company hereby makes the following written resolution(s):</text:p>
      <text:p text:style-name="P8"><text:span text:style-name="T13"><text:text-input text:description="">{% endif %}</text:text-input></text:span><text:span text:style-name="T13"> </text:span></text:p>
      <text:p text:style-name="P9"><text:span text:style-name="T2"><text:text-input text:description="">{% for resolution in resolutions %}</text:text-input></text:span> </text:p>
      <text:list xml:id="list5813923311878802649" text:style-name="L1">
        <text:list-item>
          <text:p text:style-name="P20"><text:text-input text:description="">{{ resolution.text }}</text:text-input></text:p>
        </text:list-item>
      </text:list>
      <text:p text:style-name="P27"><text:text-input text:description="">{% endfor %}</text:text-input></text:p>
      <text:p text:style-name="P32">The above resolution/Each of the above resolutions was approved as a <text:span text:style-name="T14"><text:text-input text:description="">{% if resolutionOptions.resolutionType == 'Resolution at Board Meeting' %}</text:text-input></text:span> resolution of the Company’s board, by either being agreed to by all directors present or having a majority of the votes cast on it being in favour. [Companies Act 1993, s 160 and cl 5(4) of sch 3]<text:span text:style-name="T12"><text:text-input text:description="">{% else %}</text:text-input></text:span> written resolution of all the directors of the Company who, as at the date of this document, were entitled to receive notice of a meeting of the Company’s board. The/Each resolution is as valid and effective as if it had been passed at a meeting of the board duly convened and held. [Companies Act 1993, s 160 and cl 7 of sch 3]<text:span text:style-name="T12"><text:text-input text:description="">{% endif %}</text:text-input></text:span></text:p>
      <text:p text:style-name="P29"><text:span text:style-name="T20"><text:text-input text:description="">{% if notes|length &gt;= 1 %}</text:text-input></text:span></text:p>
      <text:p text:style-name="P15">It is noted that:</text:p>
      <text:p text:style-name="P10"><text:span text:style-name="T18"><text:text-input text:description="">{% for note in notes %}</text:text-input></text:span> </text:p>
      <text:list xml:id="list6203695447543573198" text:style-name="L2">
        <text:list-item>
          <text:p text:style-name="P21"><text:span text:style-name="T18"><text:text-input text:description="">{{ note.text }}</text:text-input></text:span></text:p>
        </text:list-item>
      </text:list>
      <text:p text:style-name="P28"><text:text-input text:description="">{% endfor %}</text:text-input></text:p>
      <text:p text:style-name="P30"><text:text-input text:description="">{% endif %}</text:text-input></text:p>
      <text:p text:style-name="P26"><text:text-input text:description="">{% if resolutionOptions.resolutionType == 'Resolution at Board Meeting' %}</text:text-input></text:p>
      <text:p text:style-name="P13">This minute is certified as true and correct by <text:text-input text:description="">{{ resolutionOptions.chairperson.name }}</text:text-input>, who chaired the board meeting. <text:s/></text:p>
      <text:p text:style-name="P3"><text:span text:style-name="T4">Signed</text:span> by <text:span text:style-name="T13"><text:text-input text:description="">{{ resolutionOptions.chairperson.name }} </text:text-input></text:span> as chairperson: </text:p>
      <text:p text:style-name="P3"/>
      <text:p text:style-name="P19"/>
      <text:p text:style-name="P4"><text:soft-page-break/><text:text-input text:description="">{%else %}</text:text-input></text:p>
      <text:p text:style-name="P13">A copy of this written resolution is to be entered in the minute book of board proceedings.</text:p>
      <text:p text:style-name="P13">Signed by all the directors of the Company: </text:p>
      <text:p text:style-name="P31"><text:text-input text:description="">{% for directorPair in resolutionOptions.directors|batch(2) %}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<text:span text:style-name="T5">S</text:span><text:span text:style-name="T4">igned</text:span> by <text:span text:style-name="T10"><text:text-input text:description="">{{ directorPair[0].name }} </text:text-input></text:span>: </text:p>
            <text:p text:style-name="P16"/>
            <text:p text:style-name="P18"/>
          </table:table-cell>
          <table:table-cell table:style-name="Table1.A1" office:value-type="string">
            <text:p text:style-name="P33"><text:text-input text:description="">{% if directorPair[1] %}</text:text-input></text:p>
            <text:p text:style-name="P16"><text:span text:style-name="T5">S</text:span><text:span text:style-name="T4">igned</text:span> by <text:span text:style-name="T10"><text:text-input text:description="">{{ directorPair[1].name }} </text:text-input></text:span>: </text:p>
            <text:p text:style-name="P16"/>
            <text:p text:style-name="P18"/>
            <text:p text:style-name="P7"><text:text-input text:description="">{% endif %}</text:text-input></text:p>
          </table:table-cell>
        </table:table-row>
      </table:table>
      <text:p text:style-name="P17"/>
      <text:p text:style-name="P6"><text:text-input text:description="">{% endfor %}</text:text-input></text:p>
      <text:p text:style-name="P14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ibri" fo:font-family="Calibri" style:font-style-name="Bold" style:font-family-generic="swiss" style:font-pitch="variable" fo:font-size="12pt" fo:font-weight="bold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Calibri1" fo:font-family="Calibri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100%"/>
      <style:text-properties fo:font-size="11pt" fo:font-weight="bold" style:font-size-asian="130%" style:font-weight-asian="bold" style:font-size-complex="130%" style:font-weight-complex="bold"/>
    </style:style>
    <style:style style:name="List_20_Contents" style:display-name="List Contents" style:family="paragraph" style:parent-style-name="Standard" style:class="html">
      <style:paragraph-properties fo:margin-left="0cm" fo:margin-right="0cm" fo:margin-top="0cm" fo:margin-bottom="0.39cm" loext:contextual-spacing="false" fo:text-indent="0cm" style:auto-text-indent="false"/>
      <style:text-properties style:font-name="Calibri1" fo:font-family="Calibri" style:font-style-name="Regular" style:font-family-generic="swiss" style:font-pitch="variable" fo:font-size="11pt" style:font-size-asian="10.5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left="0cm" fo:margin-right="12cm" fo:margin-top="0cm" fo:margin-bottom="0.499cm" loext:contextual-spacing="false" fo:text-indent="0cm" style:auto-text-indent="false" style:page-number="auto" fo:padding="0cm" fo:border-left="none" fo:border-right="none" fo:border-top="none" fo:border-bottom="0.06pt solid #808080" style:shadow="none" text:number-lines="false" text:line-number="0" style:join-border="false"/>
      <style:text-properties fo:font-size="11pt" style:font-size-asian="6pt" style:font-size-complex="6pt"/>
    </style:style>
    <style:style style:name="Numbering_20_1" style:display-name="Numbering 1" style:family="paragraph" style:parent-style-name="List" style:list-style-name="List_20_1" style:class="list">
      <style:paragraph-properties fo:margin-top="0cm" fo:margin-bottom="0.212cm" loext:contextual-spacing="false" style:shadow="non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ntitled1" style:family="paragraph" style:parent-style-name="Horizontal_20_Line">
      <style:paragraph-properties fo:margin-left="0cm" fo:margin-right="3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Calibri1" fo:font-family="Calibri" style:font-style-name="Regular" style:font-family-generic="swiss" style:font-pitch="variable" fo:font-size="11pt" style:font-size-asian="10.5pt"/>
    </style:style>
    <style:style style:name="Vertical_20_Numbering_20_Symbols" style:display-name="Vertical Numbering Symbols" style:family="text">
      <style:text-properties style:font-name="Calibri1" fo:font-family="Calibri" style:font-style-name="Regular" style:font-family-generic="swiss" style:font-pitch="variable" fo:font-size="11pt" style:font-size-asian="10.5pt" style:text-rotation-angle="90" style:text-rotation-scale="line-height"/>
    </style:style>
    <style:style style:name="Line_20_numbering" style:display-name="Line numbering" style:family="text">
      <style:text-properties style:font-name="Calibri1" fo:font-family="Calibri" style:font-style-name="Regular" style:font-family-generic="swiss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0:19:35.935912000</meta:creation-date>
    <meta:generator>LibreOffice/5.2.3.3$MacOSX_X86_64 LibreOffice_project/d54a8868f08a7b39642414cf2c8ef2f228f780cf</meta:generator>
    <dc:date>2016-11-23T13:28:07.166504000</dc:date>
    <meta:editing-duration>PT13H17M38S</meta:editing-duration>
    <meta:editing-cycles>138</meta:editing-cycles>
    <meta:document-statistic meta:table-count="1" meta:image-count="0" meta:object-count="0" meta:page-count="2" meta:paragraph-count="31" meta:word-count="404" meta:character-count="2135" meta:non-whitespace-character-count="1826"/>
  </office:meta>
</office:document-meta>
</file>